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08080"/>
    </style:style>
    <style:style style:name="ce3" style:family="table-cell" style:parent-style-name="Default" style:data-style-name="N0">
      <style:table-cell-properties fo:background-color="#C65911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5B9BD5"/>
    </style:style>
    <style:style style:name="ce7" style:family="table-cell" style:parent-style-name="Default" style:data-style-name="N0">
      <style:table-cell-properties fo:background-color="#7030A0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C6E0B4"/>
    </style:style>
    <style:style style:name="ce10" style:family="table-cell" style:parent-style-name="Default" style:data-style-name="N0">
      <style:table-cell-properties fo:background-color="#FFF2CC"/>
      <style:text-properties fo:color="#000000"/>
    </style:style>
    <style:style style:name="ce11" style:family="table-cell" style:parent-style-name="Default" style:data-style-name="N0">
      <style:table-cell-properties fo:background-color="#C00000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26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9">
            <text:p>Nom propriété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Longueur</text:p>
          </table:table-cell>
          <table:table-cell office:value-type="string" table:style-name="ce9">
            <text:p>Info supplémentaire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HASES DE POULES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layer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ueur identifian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yer_lastname</text:p>
          </table:table-cell>
          <table:table-cell office:value-type="string" table:style-name="ce1">
            <text:p>string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m famille joueu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yer_firstname</text:p>
          </table:table-cell>
          <table:table-cell office:value-type="string" table:style-name="ce1">
            <text:p>string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prénom joueu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yer_nickname</text:p>
          </table:table-cell>
          <table:table-cell office:value-type="string" table:style-name="ce1">
            <text:p>string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rnom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ompetition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utes les rencontres possibles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mpetition_label</text:p>
          </table:table-cell>
          <table:table-cell office:value-type="string" table:style-name="ce1">
            <text:p>string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poules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mpetition_date</text:p>
          </table:table-cell>
          <table:table-cell office:value-type="string" table:style-name="ce1">
            <text:p>str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ormat 00/00/0000 relié à tous les "_date"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b_players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mbres de joueurs en lice pour les competition 32 players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group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oupes des poul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abel</text:p>
          </table:table-cell>
          <table:table-cell office:value-type="string" table:style-name="ce1">
            <text:p>string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poules A B C D E F G H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yer1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er joueur inscrit dans la poul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yer2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ième joueur inscrit dans la poul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yer3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ième joueur inscrit dans la poul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yer4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4ième joueur inscrit dans la poul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pool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e poule en elle mêm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roup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 groupe selectionné pour la poul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atch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 match qu'il vont disputer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">
            <text:p>match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tch/ oppositio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group_player1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er joueur inscrit dans le match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group_player2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ième joueur inscrit dans la pou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pétition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 compète associé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points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lcul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bel</text:p>
          </table:table-cell>
          <table:table-cell office:value-type="string" table:style-name="ce1">
            <text:p>string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victoire, nul, défai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ints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 pour victoire, 1 pour nul, 0 pour défait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scores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ores finaux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ints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lcul des points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match_id</text:p>
          </table:table-cell>
          <table:table-cell office:value-type="string" table:style-name="ce1">
            <text:p>i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 match</text:p>
          </table:table-cell>
          <table:table-cell table:number-columns-repeated="16380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8-04T14:09:50Z</meta:creation-date>
    <dc:date>2023-08-04T18:27:48Z</dc:date>
  </office:meta>
</office:document-meta>
</file>